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5.5839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7083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3.4866in"/>
    </style:style>
    <style:style style:name="co15" style:family="table-column">
      <style:table-column-properties fo:break-before="auto" style:column-width="18.337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3.2508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4.2925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417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6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0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909in" fo:break-before="auto" style:use-optimal-row-height="fals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New_20_Module_20_Generator">
      <style:table-properties table:display="false" style:writing-mode="lr-tb"/>
    </style:style>
    <style:style style:name="ta2" style:family="table" style:master-page-name="PageStyle_5f_Registers_20_Generat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fo:border="1.76pt solid #000000" style:rotation-align="none"/>
    </style:style>
    <style:style style:name="ce4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28]=&quot;Auto&quot;)" style:apply-style-name="ConditionalStyle_5f_4" style:base-cell-address="'New Module Generator'.D30"/>
    </style:style>
    <style:style style:name="ce5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32]=&quot;No&quot;)" style:apply-style-name="ConditionalStyle_5f_3" style:base-cell-address="'New Module Generator'.D34"/>
    </style:style>
    <style:style style:name="ce6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0]=&quot;Manual&quot;))" style:apply-style-name="ConditionalStyle_5f_2" style:base-cell-address="'New Module Generator'.D42"/>
    </style:style>
    <style:style style:name="ce7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4]=&quot;Manual&quot;))" style:apply-style-name="ConditionalStyle_5f_1" style:base-cell-address="'New Module Generator'.D46"/>
    </style:style>
    <style:style style:name="ce8" style:family="table-cell" style:parent-style-name="Default">
      <style:table-cell-properties fo:background-color="#d0cece" style:diagonal-bl-tr="none" style:diagonal-tl-br="none" fo:border="1.76pt solid #000000" style:rotation-align="none"/>
    </style:style>
    <style:style style:name="ce9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Normal_5f_qdr_5f_cpu2">
      <style:table-cell-properties style:rotation-align="none"/>
    </style:style>
    <style:style style:name="ce1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5f_qdr_5f_cpu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qdr_5f_cpu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qdr_5f_cpu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qdr_5f_cpu2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qdr_5f_cpu2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qdr_5f_cpu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qdr_5f_cpu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qdr_5f_cpu2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qdr_5f_cpu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5f_qdr_5f_cpu2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Normal_5f_qdr_5f_cpu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8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)" table:allow-empty-cell="true" table:display-list="unsorted" table:base-cell-address="'New Module Generator'.D26">
          <table:help-message table:display="true"/>
          <table:error-message table:message-type="stop" table:display="true"/>
        </table:content-validation>
        <table:content-validation table:name="val2" table:condition="of:cell-content-is-in-list(&quot;Auto&quot;;&quot;Manual&quot;)" table:allow-empty-cell="true" table:display-list="unsorted" table:base-cell-address="'New Module Generator'.D28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New Module Generator'.D32">
          <table:help-message table:display="true"/>
          <table:error-message table:message-type="stop" table:display="true"/>
        </table:content-validation>
        <table:content-validation table:name="val4" table:condition="of:cell-content-is-in-list(&quot;Reference_NIC&quot;;&quot;Reference_Switch&quot;;&quot;Reference_Router&quot;)" table:allow-empty-cell="true" table:display-list="unsorted" table:base-cell-address="'New Module Generator'.D38">
          <table:help-message table:display="true"/>
          <table:error-message table:message-type="stop" table:display="true"/>
        </table:content-validation>
        <table:content-validation table:name="val5" table:condition="of:cell-content-is-in-list(&quot;nf_10g_interface&quot;;&quot;input_arbiter&quot;;&quot;OPL&quot;;&quot;output_queues&quot;;&quot;Manual&quot;)" table:allow-empty-cell="true" table:display-list="unsorted" table:base-cell-address="'New Module Generator'.D44">
          <table:help-message table:display="true"/>
          <table:error-message table:message-type="stop" table:display="true"/>
        </table:content-validation>
        <table:content-validation table:name="val6" table:condition="of:cell-content-is-in-list(&quot;2.1.0&quot;)" table:allow-empty-cell="true" table:display-list="unsorted" table:base-cell-address="'New Module Generator'.D56">
          <table:help-message table:display="true"/>
          <table:error-message table:message-type="stop" table:display="true"/>
        </table:content-validation>
        <table:content-validation table:name="val7" table:condition="of:cell-content-is-in-list(&quot;nf_10g_interface&quot;;&quot;input_arbiter&quot;;&quot;OPL&quot;;&quot;output queues&quot;)" table:allow-empty-cell="true" table:display-list="unsorted" table:base-cell-address="'New Module Generator'.G43">
          <table:help-message table:display="true"/>
          <table:error-message table:message-type="stop" table:display="true"/>
        </table:content-validation>
        <table:content-validation table:name="val8" table:condition="of:cell-content-is-in-list(&quot;Windows&quot;;&quot;Linux&quot;)" table:allow-empty-cell="true" table:display-list="unsorted" table:base-cell-address="'New Module Generator'.F2">
          <table:help-message table:display="true"/>
          <table:error-message table:message-type="stop" table:display="true"/>
        </table:content-validation>
      </table:content-validations>
      <table:table table:name="New Module Generato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Generate All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Generate .V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3" form:id="control3" form:label="Generate .pao &amp; .mpd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4" form:id="control4" form:label="Generate .mh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5" form:control-implementation="ooo:com.sun.star.form.component.CommandButton" xml:id="control5" form:id="control5" form:label="Generate tre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3.1051in" svg:height="0.2291in" svg:x="0.0835in" svg:y="0.3752in" draw:control="control1"/>
          <draw:control draw:z-index="1" draw:style-name="gr1" draw:text-style-name="P1" svg:width="2.052in" svg:height="0.2291in" svg:x="4.4138in" svg:y="0.3752in" draw:control="control2"/>
          <draw:control draw:z-index="2" draw:style-name="gr1" draw:text-style-name="P1" svg:width="1.9098in" svg:height="0.0835in" svg:x="7.5319in" svg:y="0.5311in" draw:control="control3"/>
          <draw:control draw:z-index="3" draw:style-name="gr1" draw:text-style-name="P1" svg:width="1.4236in" svg:height="0.0732in" svg:x="10.0217in" svg:y="0.5209in" draw:control="control4"/>
          <draw:control draw:z-index="4" draw:style-name="gr1" draw:text-style-name="P1" svg:width="1.4236in" svg:height="0.0732in" svg:x="12.511in" svg:y="0.5102in" draw:control="control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F10 New Module Gen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Verilog module name (w/o version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Version:</text:p>
          </table:table-cell>
          <table:table-cell table:number-columns-repeated="2"/>
          <table:table-cell table:style-name="ce32" office:value-type="string" calcext:value-type="string">
            <text:p>1.00.a</text:p>
          </table:table-cell>
          <table:table-cell/>
          <table:table-cell office:value-type="string" calcext:value-type="string">
            <text:p>Module version. First version is 1.00.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oject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Project name (under /project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AXIS Por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S_AXIS in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ingress ports to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M_AXIS out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Egress ports from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Regis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O Registers 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W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WO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base addresses:</text:p>
          </table:table-cell>
          <table:table-cell table:number-columns-repeated="2"/>
          <table:table-cell table:style-name="ce32" table:content-validation-name="val1"/>
          <table:table-cell/>
          <table:table-cell office:value-type="string" calcext:value-type="string">
            <text:p>Number of BARs requir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Address:</text:p>
          </table:table-cell>
          <table:table-cell table:number-columns-repeated="2"/>
          <table:table-cell table:style-name="ce32" table:content-validation-name="val2" office:value-type="string" calcext:value-type="string">
            <text:p>Auto</text:p>
          </table:table-cell>
          <table:table-cell/>
          <table:table-cell office:value-type="string" calcext:value-type="string">
            <text:p>Select auto to automatically assign the base address, for multiple BARs base addresses will be set by the number of registers continiousel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anual base Address: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Use tables:</text:p>
          </table:table-cell>
          <table:table-cell table:number-columns-repeated="2"/>
          <table:table-cell table:style-name="ce3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table entries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pipe:</text:p>
          </table:table-cell>
          <table:table-cell table:number-columns-repeated="2"/>
          <table:table-cell table:style-name="ce32" table:content-validation-name="val4" office:value-type="string" calcext:value-type="string">
            <text:p>Reference_N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evious module:</text:p>
          </table:table-cell>
          <table:table-cell table:number-columns-repeated="2"/>
          <table:table-cell table:style-name="ce32" table:content-validation-name="val5" office:value-type="string" calcext:value-type="string">
            <text:p>Manua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content-validation-name="val5"/>
          <table:table-cell table:number-columns-repeated="1020"/>
        </table:table-row>
        <table:table-row table:style-name="ro3">
          <table:table-cell office:value-type="string" calcext:value-type="string">
            <text:p>Previous module (manual):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6"/>
          <table:table-cell table:content-validation-name="val7"/>
          <table:table-cell table:number-columns-repeated="1017"/>
        </table:table-row>
        <table:table-row table:style-name="ro3">
          <table:table-cell office:value-type="string" calcext:value-type="string">
            <text:p>Next Module:</text:p>
          </table:table-cell>
          <table:table-cell table:number-columns-repeated="2"/>
          <table:table-cell table:style-name="ce32" table:content-validation-name="val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ext module (manual):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Instantiated modu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instantiated modules (w/o registers)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s 1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2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core version:</text:p>
          </table:table-cell>
          <table:table-cell table:number-columns-repeated="2"/>
          <table:table-cell table:style-name="ce8" table:content-validation-name="val6" office:value-type="string" calcext:value-type="string">
            <text:p>2.1.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Module Generator'.D30:'New Module Generator'.D30">
            <calcext:condition calcext:apply-style-name="ConditionalStyle_4" calcext:value="formula-is([.$D$28]=&quot;Auto&quot;)" calcext:base-cell-address="'New Module Generator'.D30"/>
          </calcext:conditional-format>
          <calcext:conditional-format calcext:target-range-address="'New Module Generator'.D34:'New Module Generator'.D34">
            <calcext:condition calcext:apply-style-name="ConditionalStyle_3" calcext:value="formula-is([.$D$32]=&quot;No&quot;)" calcext:base-cell-address="'New Module Generator'.D34"/>
          </calcext:conditional-format>
          <calcext:conditional-format calcext:target-range-address="'New Module Generator'.D42:'New Module Generator'.D42">
            <calcext:condition calcext:apply-style-name="ConditionalStyle_2" calcext:value="formula-is(([.$D$40]=&quot;Manual&quot;))" calcext:base-cell-address="'New Module Generator'.D42"/>
          </calcext:conditional-format>
          <calcext:conditional-format calcext:target-range-address="'New Module Generator'.D46:'New Module Generator'.D46">
            <calcext:condition calcext:apply-style-name="ConditionalStyle_1" calcext:value="formula-is(([.$D$44]=&quot;Manual&quot;))" calcext:base-cell-address="'New Module Generator'.D46"/>
          </calcext:conditional-format>
        </calcext:conditional-formats>
      </table:table>
      <table:table table:name="Registers Generato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6" form:id="control6" form:label="Generate Register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nerate_Registers?language=Basic&amp;location=document" xlink:type="simple"/>
              </office:event-listeners>
            </form:button>
          </form:form>
        </office:forms>
        <table:shapes>
          <draw:control draw:z-index="2" draw:style-name="gr1" draw:text-style-name="P1" svg:width="1.3854in" svg:height="0.302in" svg:x="1.4823in" svg:y="0.1665in" draw:control="control6"/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8"/>
        <table:table-column table:style-name="co9" table:default-cell-style-name="ce9"/>
        <table:table-column table:style-name="co10" table:default-cell-style-name="ce24"/>
        <table:table-column table:style-name="co11" table:default-cell-style-name="ce31"/>
        <table:table-column table:style-name="co12" table:default-cell-style-name="ce33"/>
        <table:table-column table:style-name="co5" table:default-cell-style-name="ce33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row table:style-name="ro6">
          <table:table-cell table:number-columns-repeated="11"/>
          <table:table-cell table:style-name="ce43" office:value-type="string" calcext:value-type="string">
            <text:p><text:s/>Copyright (c) 2015 University of Cambridge</text:p>
          </table:table-cell>
          <table:table-cell table:number-columns-repeated="1012"/>
        </table:table-row>
        <table:table-row table:style-name="ro7">
          <table:table-cell table:number-columns-repeated="3"/>
          <table:table-cell>
            <office:annotation draw:style-name="gr2" draw:text-style-name="P3" svg:width="1.8228in" svg:height="0.9169in" svg:x="9.9972in" svg:y="0.1248in" draw:caption-point-x="-0.1811in" draw:caption-point-y="0.0563in">
              <dc:date>2024-01-23T00:00:00</dc:date>
              <text:p text:style-name="P2"><text:span text:style-name="T1">A unique name of the module</text:span></text:p>
            </office:annotation>
          </table:table-cell>
          <table:table-cell office:value-type="string" calcext:value-type="string">
            <text:p>OS:</text:p>
          </table:table-cell>
          <table:table-cell table:style-name="ce25" table:content-validation-name="val8" office:value-type="string" calcext:value-type="string">
            <text:p>Linux</text:p>
          </table:table-cell>
          <table:table-cell table:number-columns-repeated="5"/>
          <table:table-cell table:style-name="ce43" office:value-type="string" calcext:value-type="string">
            <text:p><text:s/>All rights reserved.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44" office:value-type="string" calcext:value-type="string">
            <text:p>This software was developed by Stanford University and the University of Cambridge Computer Laboratory under National Science Foundation under Grant No. CNS-0855268, the University of Cambridge Computer Laboratory under EPSRC INTERNET Project EP/H040536/1 and by the University of Cambridge Computer Laboratory under DARPA/AFRL contract FA8750-11-C-0249 ("MRC2"), as part of the DARPA MRC research programme.</text:p>
          </table:table-cell>
          <table:table-cell table:number-columns-repeated="1012"/>
        </table:table-row>
        <table:table-row table:style-name="ro9">
          <table:table-cell table:style-name="ce10" office:value-type="string" calcext:value-type="string">
            <text:p>Block</text:p>
          </table:table-cell>
          <table:table-cell table:style-name="ce10"/>
          <table:table-cell table:style-name="ce10" office:value-type="string" calcext:value-type="string">
            <text:p>Address</text:p>
          </table:table-cell>
          <table:table-cell table:style-name="ce19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26" office:value-type="string" calcext:value-type="string">
            <text:p>Bits</text:p>
          </table:table-cell>
          <table:table-cell table:style-name="ce19" office:value-type="string" calcext:value-type="string">
            <text:p>Endian Type</text:p>
          </table:table-cell>
          <table:table-cell table:style-name="ce19" office:value-type="string" calcext:value-type="string">
            <office:annotation draw:style-name="gr3" draw:text-style-name="P3" svg:width="2.4165in" svg:height="2.2146in" svg:x="12.5807in" svg:y="0.1535in" draw:caption-point-x="0.3882in" draw:caption-point-y="0.4622in">
              <dc:date>2024-01-23T00:00:00</dc:date>
              <text:p text:style-name="P2"><text:span text:style-name="T1">RO - Read Only</text:span></text:p>
              <text:p text:style-name="P2"><text:span text:style-name="T1">ROC - Read Only Clear</text:span></text:p>
              <text:p text:style-name="P2"><text:span text:style-name="T1">WO - Write Only</text:span></text:p>
              <text:p text:style-name="P2"><text:span text:style-name="T1">WOE - Write Only Event</text:span></text:p>
              <text:p text:style-name="P2"><text:span text:style-name="T1">RWS - Read/Write by SW</text:span></text:p>
              <text:p text:style-name="P2"><text:span text:style-name="T1">RWA - Read/Write by HW and SW</text:span></text:p>
              <text:p text:style-name="P2"><text:span text:style-name="T1">RWCR - Read/Write clear on read</text:span></text:p>
              <text:p text:style-name="P2"><text:span text:style-name="T1">RWCW - Read/Write clear on write</text:span></text:p>
              <text:p text:style-name="P2"><text:span text:style-name="T1"/></text:p>
            </office:annotation>
            <text:p>Access Mode</text:p>
          </table:table-cell>
          <table:table-cell table:style-name="ce37" office:value-type="string" calcext:value-type="string">
            <text:p>Valid for sub-modules</text:p>
          </table:table-cell>
          <table:table-cell table:style-name="ce37" office:value-type="string" calcext:value-type="string">
            <text:p>Default</text:p>
          </table:table-cell>
          <table:table-cell table:style-name="ce10" office:value-type="string" calcext:value-type="string">
            <text:p>Constraints, Remarks</text:p>
          </table:table-cell>
          <table:table-cell table:style-name="ce45" office:value-type="string" calcext:value-type="string">
            <text:p><text:s/>@NETFPGA_LICENSE_HEADER_START@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>
            <text:p>When triggered, the module will perform SW reset</text:p>
            <text:p/>
          </table:table-cell>
          <table:table-cell table:style-name="ce11" office:value-type="string" calcext:value-type="string">
            <text:p>Global</text:p>
          </table:table-cell>
          <table:table-cell table:style-name="ce27" office:value-type="string" calcext:value-type="string">
            <text:p>0</text:p>
          </table:table-cell>
          <table:table-cell table:style-name="ce20" office:value-type="string" calcext:value-type="string">
            <text:p>Little</text:p>
          </table:table-cell>
          <table:table-cell table:style-name="ce20"/>
          <table:table-cell table:style-name="ce11" office:value-type="string" calcext:value-type="string">
            <text:p>NF_DATA_SINK</text:p>
          </table:table-cell>
          <table:table-cell table:style-name="ce39"/>
          <table:table-cell table:style-name="ce11"/>
          <table:table-cell table:style-name="ce45" office:value-type="string" calcext:value-type="string">
            <text:p><text:s/>Licensed to NetFPGA C.I.C. (NetFPGA) under one or more contributor <text:s/>license agreements. <text:s/>See the NOTICE file distributed with this work for <text:s/>additional information regarding copyright ownership. <text:s/>NetFPGA licenses this</text:p>
          </table:table-cell>
          <table:table-cell table:style-name="ce46"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D</text:p>
          </table:table-cell>
          <table:table-cell table:style-name="ce16" table:formula="of:=DEC2HEX(0)" office:value-type="string" office:string-value="0" calcext:value-type="string">
            <text:p>0</text:p>
          </table:table-cell>
          <table:table-cell table:style-name="ce20" office:value-type="string" calcext:value-type="string">
            <text:p>The ID of the module, to make sure that one accesses the right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000DAD1</text:p>
          </table:table-cell>
          <table:table-cell table:style-name="ce16"/>
          <table:table-cell table:style-name="ce45" office:value-type="string" calcext:value-type="string">
            <text:p><text:s/>file to you under the NetFPGA Hardware-Software License, Version 1.0 (the <text:s/>"License"); you may not use this file except in compliance with the <text:s/>License. <text:s/>You may obtain a copy of the License at: http://www.netfpga-cic.org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Version</text:p>
          </table:table-cell>
          <table:table-cell table:style-name="ce16" table:formula="of:=DEC2HEX(HEX2DEC([.C6])+4)" office:value-type="string" office:string-value="4" calcext:value-type="string">
            <text:p>4</text:p>
          </table:table-cell>
          <table:table-cell table:style-name="ce20" office:value-type="string" calcext:value-type="string">
            <text:p>Version of the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2211526</text:p>
          </table:table-cell>
          <table:table-cell table:style-name="ce16"/>
          <table:table-cell table:style-name="ce45" office:value-type="string" calcext:value-type="string">
            <text:p><text:s/>Unless required by applicable law or agreed to in writing, Work distributed <text:s/>under the License is distributed on an "AS IS" BASIS, WITHOUT WARRANTIES OR <text:s/>CONDITIONS OF ANY KIND, either express or implied. <text:s/>See the License for specific language governing permissions and limitations under the License.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4" office:value-type="string" calcext:value-type="string">
            <text:p>Reset</text:p>
          </table:table-cell>
          <table:table-cell table:style-name="ce16" table:formula="of:=DEC2HEX(HEX2DEC([.C7])+4)" office:value-type="string" office:string-value="8" calcext:value-type="string">
            <text:p>8</text:p>
          </table:table-cell>
          <table:table-cell table:style-name="ce21" office:value-type="string" calcext:value-type="string">
            <text:p>Reset elements of the module</text:p>
          </table:table-cell>
          <table:table-cell table:style-name="ce23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WOE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23"/>
          <table:table-cell table:style-name="ce45" office:value-type="string" calcext:value-type="string">
            <text:p><text:s/>@NETFPGA_LICENSE_HEADER_END@</text:p>
          </table:table-cell>
          <table:table-cell table:number-columns-repeated="1012"/>
        </table:table-row>
        <table:table-row table:style-name="ro7">
          <table:table-cell table:style-name="ce12"/>
          <table:table-cell table:style-name="ce12" office:value-type="string" calcext:value-type="string">
            <text:p>ClearCounters</text:p>
          </table:table-cell>
          <table:table-cell table:style-name="ce17"/>
          <table:table-cell table:style-name="ce22" office:value-type="string" calcext:value-type="string">
            <text:p>Asserting this bit, will clear all coun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esetRegisters</text:p>
          </table:table-cell>
          <table:table-cell table:style-name="ce17"/>
          <table:table-cell table:style-name="ce22" office:value-type="string" calcext:value-type="string">
            <text:p>Asserting this bit, will reset (return to default value) all regis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4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table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8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module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2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Flip</text:p>
          </table:table-cell>
          <table:table-cell table:style-name="ce16" table:formula="of:=DEC2HEX(HEX2DEC([.C8])+4)" office:value-type="string" office:string-value="C" calcext:value-type="string">
            <text:p>C</text:p>
          </table:table-cell>
          <table:table-cell table:style-name="ce20" office:value-type="string" calcext:value-type="string">
            <text:p>The register returns the opposite value of what was written to it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 office:value-type="string" calcext:value-type="string">
            <text:p>Returned value is at reset 32'hFFFFFFFF</text:p>
          </table:table-cell>
          <table:table-cell table:style-name="ce45"/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Debug</text:p>
          </table:table-cell>
          <table:table-cell table:style-name="ce16" table:formula="of:=DEC2HEX(HEX2DEC([.C13])+4)" office:value-type="string" office:string-value="10" calcext:value-type="string">
            <text:p>10</text:p>
          </table:table-cell>
          <table:table-cell table:style-name="ce20" office:value-type="string" calcext:value-type="string">
            <text:p>Debug Register, for simulation and debug purposes. Returns the value written to the register plus the default value.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Enabl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Control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un</text:p>
          </table:table-cell>
          <table:table-cell table:style-name="ce17"/>
          <table:table-cell table:style-name="ce22" office:value-type="string" calcext:value-type="string">
            <text:p>1 = Count packets, bytes, time, starting from next SOP. 0 = stop counting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Sample</text:p>
          </table:table-cell>
          <table:table-cell table:style-name="ce17"/>
          <table:table-cell table:style-name="ce22" office:value-type="string" calcext:value-type="string">
            <text:p>1 = Copy current counters to sample registers. Will read as zero.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<text:s/>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31:2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30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PktIn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Incoming Packets Counter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Lo</text:p>
          </table:table-cell>
          <table:table-cell table:style-name="ce16" office:value-type="string" calcext:value-type="string">
            <text:p>1c</text:p>
          </table:table-cell>
          <table:table-cell table:style-name="ce20" office:value-type="string" calcext:value-type="string">
            <text:p>Bytes in (bits 31:0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Hi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Bytes in (bits 63:32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Time since first SOP to las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_CLK</text:p>
          </table:table-cell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Raw counter using AXI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S_CLK</text:p>
          </table:table-cell>
          <table:table-cell table:style-name="ce16" office:value-type="string" calcext:value-type="string">
            <text:p>2c</text:p>
          </table:table-cell>
          <table:table-cell table:style-name="ce20" office:value-type="string" calcext:value-type="string">
            <text:p>Raw counter using AXIS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keep_last_lo</text:p>
          </table:table-cell>
          <table:table-cell table:style-name="ce16" office:value-type="float" office:value="30" calcext:value-type="float">
            <text:p>30</text:p>
          </table:table-cell>
          <table:table-cell table:style-name="ce20" office:value-type="string" calcext:value-type="string">
            <text:p>Tkeep bits of last cycle (tlast) of last sampled pkt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keep_last_hi</text:p>
          </table:table-cell>
          <table:table-cell table:style-name="ce16" office:value-type="float" office:value="34" calcext:value-type="float">
            <text:p>34</text:p>
          </table:table-cell>
          <table:table-cell table:style-name="ce20" office:value-type="string" calcext:value-type="string">
            <text:p>Tkeep bits of last cycle (tlast) of last sampled pkt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1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 table:number-rows-repeated="104854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time-style style:name="N156">
      <number:hours/>
      <number:text>:</number:text>
      <number:minutes number:style="long"/>
      <number:text> </number:text>
      <number:am-pm/>
    </number:tim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3">
      <number:minutes number:style="long"/>
      <number:text>:</number:text>
      <number:seconds number:style="long" number:decimal-places="1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</number:date-style>
    <number:date-style style:name="N140">
      <number:month number:textual="true"/>
      <number:text>-</number:text>
      <number:year/>
    </number:dat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qdr_5f_cpu2" style:display-name="Normal_qdr_cpu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cffff"/>
    </style:style>
    <style:style style:name="ConditionalStyle_5f_1" style:display-name="ConditionalStyle_1" style:family="table-cell" style:parent-style-name="Default">
      <style:table-cell-properties fo:background-color="#cc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isters_20_Generator" style:display-name="PageStyle_Registers 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Module_20_Generator" style:display-name="PageStyle_New Module Generat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print-date>2013-05-29T13:36:37</meta:print-date>
    <meta:creation-date>2013-05-24T07:36:42</meta:creation-date>
    <dc:date>2024-02-26T11:27:31.423979336</dc:date>
    <meta:generator>LibreOffice/7.3.7.2$Linux_X86_64 LibreOffice_project/30$Build-2</meta:generator>
    <meta:editing-duration>PT3H20M1S</meta:editing-duration>
    <meta:editing-cycles>10</meta:editing-cycles>
    <meta:document-statistic meta:table-count="2" meta:cell-count="264" meta:object-count="6"/>
    <meta:user-defined meta:name="AppVersion">15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_Registers()

    Dim strline As String
    
    
    eol = Chr(13) &amp; Chr(10)
 
    module_col = "A"
    name_col = "B"
    addr_col = "C"
    desc_col = "D"
    type_col = "E"
    bits_col = "F"
    endian_col = "G"
    access_col = "H"
    submodule_col = "I"
    default_col = "J"
    comments_col = "K"
       
     
   ' If InStr(Application.OperatingSystem, "Windows") = 0 Then
     If Cells(2, "F") = "Linux" Then
       ret = Shell("rm regs_gen.py", vbNormalFocus)
    End If
       
       
    MyPath = ThisWorkbook.Path
    If Cells(2, "F") = "Linux" Then
      file_name = MyPath &amp; "/regs_gen.py"
      file_template = MyPath &amp; "/regs_template.txt"
    Else
      file_name = MyPath &amp; "\regs_gen.py"
      file_template = MyPath &amp; "\regs_template.txt"
    End If
      
    f = FreeFile
    
    Open file_name For Output Shared As #f
    
    ft = FreeFile
        
    Open file_template For Input As #ft
    
    
    Print #f, "#! /usr/bin/env python"

     Print #f, "######################################################################################"
     Print #f, "# NetFPGA-10G http://www.netfpga.org"
     Print #f, "#"
     Print #f, "#  File:"
     Print #f, "#        regs_gen.py"
     Print #f, "#"
     Print #f, "#  Author:"
     Print #f, "#        Noa Zilberman"
     Print #f, "#"
     Print #f, "#  Description:"
     Print #f, "#        This file generates the required registers-related verilog modules"
     Print #f, "#"
     Print #f, "#  Copyright notice:"
     Print #f, "#        Copyright (C) 2013 University of Cambridge"
     Print #f, "#"
     Print #f, "#  Licence:"
     Print #f, "#        This file is part of the NetFPGA 10G development base package."
     Print #f, "#"
     Print #f, "#        This file is free code: you can redistribute it and/or modify it under"
     Print #f, "#        the terms of the GNU Lesser General Public License version 2.1 as"
     Print #f, "#        published by the Free Software Foundation."
     Print #f, "#"
     Print #f, "#        This package is distributed in the hope that it will be useful, but"
     Print #f, "#        WITHOUT ANY WARRANTY; without even the implied warranty of"
     Print #f, "#        MERCHANTABILITY or FITNESS FOR A PARTICULAR PURPOSE.  See the GNU"
     Print #f, "#        Lesser General Public License for more details."
     Print #f, "#"
     Print #f, "#        You should have received a copy of the GNU Lesser General Public"
     Print #f, "#        License along with the NetFPGA source package.  If not, see"
     Print #f, "#        http://www.gnu.org/licenses/."
     Print #f, "#"
     Print #f, "#######################################################################################"
     Print #f, ""
     Print #f, "##################################################################"
     Print #f, "#Define the list of registers (busses) and their characteristics"
     Print #f, "##################################################################"
     Print #f, " "
     Print #f, "module_name='" &amp; LCase(Cells(5, module_col)) &amp; "'" &amp; eol
     Print #f, "block_name=module_name.upper()"
     Print #f, " "
     Print #f, "def create_regs_list():"
     Print #f, "  regsDict=["
    
    
     Row = 5
     Do While (1)
        reg_type = Cells(Row, type_col)
        If IsEmpty(reg_type) Then
            Exit Do
        End If
        
        reg_block = Cells(Row, module_col)
        reg_name = Cells(Row, name_col)
        reg_addr = "32'h" &amp; Cells(Row, addr_col)
        reg_desc = Cells(Row, desc_col)
        reg_type = Cells(Row, type_col)
        reg_bits = Cells(Row, bits_col)
        reg_width = get_width(reg_bits)
        reg_endian_type = Cells(Row, endian_col)
        reg_access = Cells(Row, access_col)
        reg_submodule = Cells(Row, submodule_col)
        reg_default = Cells(Row, default_col)
        reg_comments = Cells(Row, comments_col)
        eol = Chr(13) &amp; Chr(10)
        
        If LCase(reg_type) = "reg" Then
                Print #f, "{'reg':""" &amp; reg_name &amp; """,'type':""" &amp; reg_access &amp; """,'endian':""" &amp; LCase(reg_endian_type) &amp; """, 'name':""" &amp; LCase(reg_name) &amp; """,'bits':""" &amp; reg_bits &amp; """,'width':""" &amp; reg_width &amp; """,'addr':""" &amp; reg_addr &amp; """,'default':""" &amp; reg_default &amp; """}," &amp; eol
         End If
                
     
         Row = Row + 1
     Loop
     
     Print #f, "]"
     Print #f, "  return(regsDict)"
     
     While Not EOF(ft)
       Line Input #ft, strline
       Print #f, strline
     Wend
     
     
     Close #f
     Close #ft

     'If InStr(Application.OperatingSystem, "Windows") = 0 Then
    If Cells(2, "F") = "Linux" Then
        ret = Shell("python regs_gen.py", vbNormalFocus)
    End If
 
          
End Sub

Function get_width(str)

    parts = Split(str, ":")
    high = Val(parts(0))
    If UBound(parts) &gt; 0 Then
      low = Val(parts(1))
      get_width = high - low + 1
    Else
    get_width = 1
    End If
      
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